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 style:list-style-name="L12"/>
    <style:style style:name="P13" style:family="paragraph" style:parent-style-name="Text_20_body" style:list-style-name="L13"/>
    <style:style style:name="P14" style:family="paragraph" style:parent-style-name="Text_20_body" style:list-style-name="L14"/>
    <style:style style:name="P15" style:family="paragraph" style:parent-style-name="Text_20_body" style:list-style-name="L15"/>
    <style:style style:name="P16" style:family="paragraph" style:parent-style-name="Text_20_body" style:list-style-name="L16"/>
    <style:style style:name="P17" style:family="paragraph" style:parent-style-name="Text_20_body" style:list-style-name="L17"/>
    <style:style style:name="P18" style:family="paragraph" style:parent-style-name="Text_20_body" style:list-style-name="L18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1. Perché la normalizzazione</text:h>
      <text:p text:style-name="Text_20_body">La <text:span text:style-name="Strong_20_Emphasis">normalizzazione</text:span> serve a garantire la <text:span text:style-name="Strong_20_Emphasis">qualità</text:span> di una base di dati relazionale, evitando:</text:p>
      <text:list text:style-name="L1">
        <text:list-item>
          <text:p text:style-name="P1"><text:span text:style-name="Strong_20_Emphasis">ridondanze</text:span> (stessi dati ripetuti),</text:p>
        </text:list-item>
        <text:list-item>
          <text:p text:style-name="P1"><text:span text:style-name="Strong_20_Emphasis">anomalie di aggiornamento</text:span> (modifiche incoerenti),</text:p>
        </text:list-item>
        <text:list-item>
          <text:p text:style-name="P1"><text:span text:style-name="Strong_20_Emphasis">anomalie di inserimento</text:span> (impossibilità di inserire dati),</text:p>
        </text:list-item>
        <text:list-item>
          <text:p text:style-name="P1"><text:span text:style-name="Strong_20_Emphasis">anomalie di cancellazione</text:span> (perdita di informazioni non voluta).</text:p>
        </text:list-item>
      </text:list>
      <text:p text:style-name="Text_20_body">👉 Non è una tecnica di progettazione, ma <text:span text:style-name="Strong_20_Emphasis">una verifica</text:span> della progettazione.</text:p>
      <text:p text:style-name="Horizontal_20_Line"/>
      <text:h text:style-name="Heading_20_2" text:outline-level="2">2. Il problema delle tabelle “tutto insieme”</text:h>
      <text:p text:style-name="Text_20_body">Usare <text:span text:style-name="Strong_20_Emphasis">un’unica relazione per concetti diversi</text:span> (impiegati, progetti, stipendi, bilanci…) porta inevitabilmente a problemi.</text:p>
      <text:p text:style-name="Text_20_body">Esempio tipico:</text:p>
      <text:list text:style-name="L2">
        <text:list-item>
          <text:p text:style-name="P2">stipendio ripetuto per ogni progetto dell’impiegato,</text:p>
        </text:list-item>
        <text:list-item>
          <text:p text:style-name="P2">bilancio ripetuto per ogni impiegato del progetto.</text:p>
        </text:list-item>
      </text:list>
      <text:p text:style-name="Text_20_body">Questo genera ridondanza e anomalie.</text:p>
      <text:p text:style-name="Horizontal_20_Line"/>
      <text:h text:style-name="Heading_20_2" text:outline-level="2">3. Dipendenze funzionali (FD)</text:h>
      <text:p text:style-name="Text_20_body">Sono il cuore della normalizzazione.</text:p>
      <text:p text:style-name="Text_20_body"><text:span text:style-name="Strong_20_Emphasis">Definizione</text:span><text:line-break/>In una relazione <text:span text:style-name="Source_20_Text">r(X)</text:span>, esiste una dipendenza funzionale<text:line-break/><text:span text:style-name="Strong_20_Emphasis">Y → Z</text:span> se:</text:p>
      <text:p text:style-name="Quotations">a parità di valori di Y, i valori di Z sono sempre gli stessi.</text:p>
      <text:p text:style-name="Text_20_body"><text:span text:style-name="Strong_20_Emphasis">Esempi:</text:span></text:p>
      <text:list text:style-name="L3">
        <text:list-item>
          <text:p text:style-name="P3"><text:span text:style-name="Source_20_Text">Impiegato → Stipendio</text:span></text:p>
        </text:list-item>
        <text:list-item>
          <text:p text:style-name="P3"><text:span text:style-name="Source_20_Text">Progetto → Bilancio</text:span></text:p>
        </text:list-item>
        <text:list-item>
          <text:p text:style-name="P3"><text:span text:style-name="Source_20_Text">Impiegato Progetto → Funzione</text:span></text:p>
        </text:list-item>
      </text:list>
      <text:p text:style-name="Text_20_body">📌 Le FD spiegano <text:span text:style-name="Strong_20_Emphasis">perché</text:span> nascono le anomalie.</text:p>
      <text:p text:style-name="Horizontal_20_Line"/>
      <text:h text:style-name="Heading_20_2" text:outline-level="2">4. FD banali e non banali</text:h>
      <text:list text:style-name="L4">
        <text:list-item>
          <text:p text:style-name="P4"><text:span text:style-name="Strong_20_Emphasis">Banale</text:span>: <text:span text:style-name="Source_20_Text">Y → Z</text:span> con <text:span text:style-name="Source_20_Text">Z ⊆ Y</text:span> (sempre vera, poco interessante)</text:p>
        </text:list-item>
        <text:list-item>
          <text:p text:style-name="P4"><text:soft-page-break/><text:span text:style-name="Strong_20_Emphasis">Non banale</text:span>: <text:span text:style-name="Source_20_Text">Z</text:span> non è contenuto in <text:span text:style-name="Source_20_Text">Y</text:span></text:p>
        </text:list-item>
      </text:list>
      <text:p text:style-name="Text_20_body">Le anomalie derivano <text:span text:style-name="Strong_20_Emphasis">solo da FD non banali</text:span>.</text:p>
      <text:p text:style-name="Horizontal_20_Line"/>
      <text:h text:style-name="Heading_20_2" text:outline-level="2">5. Chiavi e anomalie</text:h>
      <text:list text:style-name="L5">
        <text:list-item>
          <text:p text:style-name="P5">Se la <text:span text:style-name="Strong_20_Emphasis">parte sinistra della FD è una chiave (o superchiave)</text:span> → niente anomalie</text:p>
        </text:list-item>
        <text:list-item>
          <text:p text:style-name="P5">Se <text:span text:style-name="Strong_20_Emphasis">non è una chiave</text:span> → anomalie garantite</text:p>
        </text:list-item>
      </text:list>
      <text:p text:style-name="Text_20_body">Esempio:</text:p>
      <text:list text:style-name="L6">
        <text:list-item>
          <text:p text:style-name="P6"><text:span text:style-name="Source_20_Text">Impiegato Progetto → Funzione</text:span> ✅ (la sinistra è chiave)</text:p>
        </text:list-item>
        <text:list-item>
          <text:p text:style-name="P6"><text:span text:style-name="Source_20_Text">Impiegato → Stipendio</text:span> ❌ (non è chiave)</text:p>
        </text:list-item>
      </text:list>
      <text:p text:style-name="Horizontal_20_Line"/>
      <text:h text:style-name="Heading_20_2" text:outline-level="2">6. Forma Normale di Boyce e Codd (BCNF)</text:h>
      <text:p text:style-name="Text_20_body">Una relazione è in <text:span text:style-name="Strong_20_Emphasis">BCNF</text:span> se:</text:p>
      <text:p text:style-name="Quotations">per <text:span text:style-name="Strong_20_Emphasis">ogni FD non banale X → Y</text:span>, X è una <text:span text:style-name="Strong_20_Emphasis">superchiave</text:span></text:p>
      <text:p text:style-name="Text_20_body">👉 In BCNF ogni relazione contiene <text:span text:style-name="Strong_20_Emphasis">solo concetti omogenei</text:span>, direttamente legati alla chiave.</text:p>
      <text:p text:style-name="Horizontal_20_Line"/>
      <text:h text:style-name="Heading_20_2" text:outline-level="2">7. Decomposizione</text:h>
      <text:p text:style-name="Text_20_body">Se una relazione <text:span text:style-name="Strong_20_Emphasis">non è in BCNF</text:span>, si <text:span text:style-name="Strong_20_Emphasis">decompone</text:span> in più relazioni.</text:p>
      <text:p text:style-name="Text_20_body">Una buona decomposizione deve:</text:p>
      <text:list text:style-name="L7">
        <text:list-item>
          <text:p text:style-name="P7">essere <text:span text:style-name="Strong_20_Emphasis">senza perdita</text:span> (niente tuple spurie),</text:p>
        </text:list-item>
        <text:list-item>
          <text:p text:style-name="P7"><text:span text:style-name="Strong_20_Emphasis">conservare le dipendenze funzionali</text:span>.</text:p>
        </text:list-item>
      </text:list>
      <text:p text:style-name="Text_20_body">⚠️ Non sempre è facile ottenere entrambe.</text:p>
      <text:p text:style-name="Horizontal_20_Line"/>
      <text:h text:style-name="Heading_20_2" text:outline-level="2">8. Decomposizione senza perdita</text:h>
      <text:p text:style-name="Text_20_body">È garantita (condizione sufficiente) se:</text:p>
      <text:list text:style-name="L8">
        <text:list-item>
          <text:p text:style-name="P8">gli attributi comuni tra le tabelle decomposte formano una <text:span text:style-name="Strong_20_Emphasis">chiave</text:span> di almeno una delle due.</text:p>
        </text:list-item>
      </text:list>
      <text:p text:style-name="Text_20_body">Se non succede → il join può creare dati che prima non esistevano.</text:p>
      <text:p text:style-name="Horizontal_20_Line"/>
      <text:h text:style-name="Heading_20_2" text:outline-level="2">9. Conservazione delle dipendenze</text:h>
      <text:p text:style-name="Text_20_body">Una decomposizione <text:span text:style-name="Strong_20_Emphasis">conserva le FD</text:span> se:</text:p>
      <text:list text:style-name="L9">
        <text:list-item>
          <text:p text:style-name="P9"><text:soft-page-break/>ogni FD originale è verificabile <text:span text:style-name="Strong_20_Emphasis">in una delle relazioni decomposte</text:span>, senza fare join.</text:p>
        </text:list-item>
      </text:list>
      <text:p text:style-name="Text_20_body">Se una FD non è conservata, si rischiano <text:span text:style-name="Strong_20_Emphasis">violazioni di integrità</text:span>.</text:p>
      <text:p text:style-name="Horizontal_20_Line"/>
      <text:h text:style-name="Heading_20_2" text:outline-level="2">10. Quando la BCNF non è raggiungibile</text:h>
      <text:p text:style-name="Text_20_body">Esistono schemi in cui:</text:p>
      <text:list text:style-name="L10">
        <text:list-item>
          <text:p text:style-name="P10">non è possibile ottenere BCNF</text:p>
        </text:list-item>
        <text:list-item>
          <text:p text:style-name="P10">senza perdere dipendenze funzionali</text:p>
        </text:list-item>
      </text:list>
      <text:p text:style-name="Text_20_body">In questi casi si accetta un compromesso.</text:p>
      <text:p text:style-name="Horizontal_20_Line"/>
      <text:h text:style-name="Heading_20_2" text:outline-level="2">11. Terza Forma Normale (3NF)</text:h>
      <text:p text:style-name="Text_20_body">Una relazione è in <text:span text:style-name="Strong_20_Emphasis">3NF</text:span> se per ogni FD non banale <text:span text:style-name="Source_20_Text">X → Z</text:span>:</text:p>
      <text:list text:style-name="L11">
        <text:list-item>
          <text:p text:style-name="P11"><text:span text:style-name="Strong_20_Emphasis">X è una superchiave</text:span>, <text:span text:style-name="Strong_20_Emphasis">oppure</text:span></text:p>
        </text:list-item>
        <text:list-item>
          <text:p text:style-name="P11"><text:span text:style-name="Strong_20_Emphasis">Z è parte di almeno una chiave</text:span></text:p>
        </text:list-item>
      </text:list>
      <text:p text:style-name="Text_20_body">📌 La 3NF è:</text:p>
      <text:list text:style-name="L12">
        <text:list-item>
          <text:p text:style-name="P12">meno restrittiva della BCNF,</text:p>
        </text:list-item>
        <text:list-item>
          <text:p text:style-name="P12"><text:span text:style-name="Strong_20_Emphasis">sempre raggiungibile</text:span>,</text:p>
        </text:list-item>
        <text:list-item>
          <text:p text:style-name="P12">talvolta accetta qualche anomalia.</text:p>
        </text:list-item>
      </text:list>
      <text:p text:style-name="Text_20_body">Se una relazione ha <text:span text:style-name="Strong_20_Emphasis">una sola chiave</text:span>, allora:</text:p>
      <text:p text:style-name="Quotations">BCNF ⇔ 3NF</text:p>
      <text:p text:style-name="Horizontal_20_Line"/>
      <text:h text:style-name="Heading_20_2" text:outline-level="2">12. Strategia pratica (da esame)</text:h>
      <text:p text:style-name="Text_20_body">Metodo classico:</text:p>
      <text:list text:style-name="L13">
        <text:list-item>
          <text:p text:style-name="P13">individuare le FD,</text:p>
        </text:list-item>
        <text:list-item>
          <text:p text:style-name="P13">decomporre in <text:span text:style-name="Strong_20_Emphasis">3NF</text:span>,</text:p>
        </text:list-item>
        <text:list-item>
          <text:p text:style-name="P13">verificare se si ottiene anche la <text:span text:style-name="Strong_20_Emphasis">BCNF</text:span>.</text:p>
        </text:list-item>
      </text:list>
      <text:p text:style-name="Text_20_body">È l’approccio più sicuro e più usato.</text:p>
      <text:p text:style-name="Horizontal_20_Line"/>
      <text:h text:style-name="Heading_20_2" text:outline-level="2">13. Nota importante sulla progettazione</text:h>
      <text:p text:style-name="Text_20_body">A volte una tabella “problematica” nasce da:</text:p>
      <text:list text:style-name="L14">
        <text:list-item>
          <text:p text:style-name="P14"><text:soft-page-break/>attributi mal definiti,</text:p>
        </text:list-item>
        <text:list-item>
          <text:p text:style-name="P14">informazioni poco precise.</text:p>
        </text:list-item>
      </text:list>
      <text:p text:style-name="Text_20_body">Aggiungere un attributo (es. <text:span text:style-name="Emphasis">Reparto</text:span>) può:</text:p>
      <text:list text:style-name="L15">
        <text:list-item>
          <text:p text:style-name="P15">chiarire le FD,</text:p>
        </text:list-item>
        <text:list-item>
          <text:p text:style-name="P15">rendere possibile una decomposizione in BCNF.</text:p>
        </text:list-item>
      </text:list>
      <text:p text:style-name="Text_20_body">👉 La <text:span text:style-name="Strong_20_Emphasis">qualità del modello concettuale</text:span> conta sempre.</text:p>
      <text:p text:style-name="Horizontal_20_Line"/>
      <text:h text:style-name="Heading_20_2" text:outline-level="2">14. Accenno alla Seconda Forma Normale (2NF)</text:h>
      <text:p text:style-name="Text_20_body">Una relazione è in <text:span text:style-name="Strong_20_Emphasis">2NF</text:span> se:</text:p>
      <text:list text:style-name="L16">
        <text:list-item>
          <text:p text:style-name="P16">non esistono <text:span text:style-name="Strong_20_Emphasis">dipendenze parziali</text:span> da una parte della chiave primaria.</text:p>
        </text:list-item>
      </text:list>
      <text:p text:style-name="Text_20_body">È una forma più debole di 3NF e BCNF.</text:p>
      <text:p text:style-name="Horizontal_20_Line"/>
      <text:h text:style-name="Heading_20_3" text:outline-level="3">In sintesi finale (da ricordare):</text:h>
      <text:list text:style-name="L17">
        <text:list-item>
          <text:p text:style-name="P17">le <text:span text:style-name="Strong_20_Emphasis">FD spiegano le anomalie</text:span></text:p>
        </text:list-item>
        <text:list-item>
          <text:p text:style-name="P17"><text:span text:style-name="Strong_20_Emphasis">BCNF</text:span>: massima pulizia, non sempre raggiungibile</text:p>
        </text:list-item>
        <text:list-item>
          <text:p text:style-name="P17"><text:span text:style-name="Strong_20_Emphasis">3NF</text:span>: compromesso pratico, sempre possibile</text:p>
        </text:list-item>
        <text:list-item>
          <text:p text:style-name="P17">una buona decomposizione è <text:span text:style-name="Strong_20_Emphasis">senza perdita</text:span> e <text:span text:style-name="Strong_20_Emphasis">conserva le dipendenze</text:span></text:p>
        </text:list-item>
      </text:list>
      <text:p text:style-name="Text_20_body">Se vuoi, nel prossimo messaggio posso:</text:p>
      <text:list text:style-name="L18">
        <text:list-item>
          <text:p text:style-name="P18">farti <text:span text:style-name="Strong_20_Emphasis">uno schema riassuntivo super compatto</text:span>, oppure</text:p>
        </text:list-item>
        <text:list-item>
          <text:p text:style-name="P18"><text:span text:style-name="Strong_20_Emphasis">simulare domande d’esame</text:span> tipiche su questo argomento 💪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it" fo:country="IT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16T14:23:13.348464500</meta:creation-date>
    <dc:date>2025-12-16T14:23:30.784715000</dc:date>
    <meta:editing-duration>PT18S</meta:editing-duration>
    <meta:editing-cycles>1</meta:editing-cycles>
    <meta:document-statistic meta:table-count="0" meta:image-count="0" meta:object-count="0" meta:page-count="4" meta:paragraph-count="91" meta:word-count="647" meta:character-count="3785" meta:non-whitespace-character-count="3269"/>
    <meta:generator>LibreOffice/25.8.3.2$Windows_X86_64 LibreOffice_project/8ca8d55c161d602844f5428fa4b58097424e324e</meta:generator>
  </office:meta>
</office:document-meta>
</file>